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Standaard" style:master-page-name="MP0" style:family="paragraph">
      <style:paragraph-properties fo:break-before="page"/>
    </style:style>
  </office:automatic-styles>
  <office:body>
    <office:text text:use-soft-page-breaks="true">
      <text:p text:style-name="P1">Webservice verslag</text:p>
      <text:p text:style-name="Standaard"/>
      <text:p text:style-name="Standaard">Welkom op de homepagina van haar website! Hier vind je een beknopte samenvatting van de diensten die ze aanbied. Neem even de tijd om te ontdekken wat haar website te bieden heeft.<text:line-break/></text:p>
      <text:p text:style-name="Standaard">In de therapeutencategorie kun je gedetailleerde informatie vinden over onze ervaren therapeut. We stellen haar graag aan je voor, inclusief haar achtergrond, opleidingen en expertisegebieden. Je kunt ook meer te weten komen over de behandelingen die ze heeft uitgevoerd en de positieve resultaten die ze heeft behaald. Deze informatie helpt je om vertrouwd te raken met de therapeut en haar werkwijze.</text:p>
      <text:p text:style-name="Standaard">In de dienstencategorie vind je uitgebreide informatie over de verschillende therapieën die ze aanbied. Ze legt uit hoe elke therapie van toepassing gaat, welke voordelen ze biedt. Daarnaast vermelden we ook de tarieven van onze behandelingen, zodat je een duidelijk beeld krijgt van de kosten. Naast de behandelingen verkopen we ook geneeskrachtige stenen die kunnen zijn aan de therapieën. Je vindt hier meer details over de beschikbare stenen en haar eigenschappen, samen met de prijzen.</text:p>
      <text:p text:style-name="Standaard">Als je interesse hebt in het aanschaffen van haar producten, kun je naar haar winkelpagina gaan. Daar kun je ons assortiment producten bekijken en de gewenste items selecteren ,zodat je gemakkelijk kunt winkelen.</text:p>
      <text:p text:style-name="Standaard">Heb je specifieke vragen of wil je meer weten over haar locatie en de therapeut? Bezoek dan de contactpagina. Hier vind je uitgebreidere informatie over onze praktijklocatie,en contactgegevens. Je kunt ook een bericht sturen via het contactformulier om direct met ons in contact te komen. We staan klaar om je te helpen en eventuele vragen te beantwoorden.</text:p>
      <text:p text:style-name="Standaard"/>
      <text:p text:style-name="Standa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nl" fo:country="NL" style:language-asian="en" style:country-asian="US" style:language-complex="ar" style:country-complex="SA" style:text-combine="none" fo:hyphenate="true"/>
    </style:default-style>
    <style:style style:name="Standaard" style:display-name="Standaard" style:family="paragraph">
      <style:text-properties fo:hyphenate="false"/>
    </style:style>
    <style:style style:name="Standaardalinea-lettertype" style:display-name="Standaardalinea-lettertype"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Halil Dogan</meta:initial-creator>
    <dc:creator>Halil Dogan</dc:creator>
    <meta:creation-date>2023-06-14T10:09:00Z</meta:creation-date>
    <dc:date>2023-06-14T10:19:00Z</dc:date>
    <meta:print-date>2023-06-14T10:19:00Z</meta:print-date>
    <meta:template xlink:href="Normal" xlink:type="simple"/>
    <meta:editing-cycles>1</meta:editing-cycles>
    <meta:editing-duration>PT600S</meta:editing-duration>
    <meta:document-statistic meta:page-count="1" meta:paragraph-count="3" meta:word-count="256" meta:character-count="1665" meta:row-count="11" meta:non-whitespace-character-count="1412"/>
  </office:meta>
</office:document-meta>
</file>